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fun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ch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gt;&gt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runc, gam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ge, pop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&lt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va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eil p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r, s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19T17:18:47.534356445</meta:creation-date>
    <dc:date>2014-05-19T19:30:37.935026656</dc:date>
    <dc:creator>Richard </dc:creator>
    <meta:editing-duration>PT2H1M48S</meta:editing-duration>
    <meta:editing-cycles>52</meta:editing-cycles>
    <meta:generator>LibreOffice/4.1.3.2$Linux_X86_64 LibreOffice_project/410m0$Build-2</meta:generator>
    <meta:document-statistic meta:table-count="1" meta:cell-count="45" meta:object-count="0"/>
  </office:meta>
</office:document-meta>
</file>